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Source Code Pro1" svg:font-family="'Source Code Pro'" style:font-pitch="fixed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solid" svg:stroke-color="#000000" draw:fill="none" draw:fill-color="#ffffff" fo:min-height="0.85cm"/>
    </style:style>
    <style:style style:name="gr4" style:family="graphic" style:parent-style-name="standard">
      <style:graphic-properties draw:stroke="solid" svg:stroke-color="#000000" draw:fill="none" draw:fill-color="#ffffff" fo:min-height="0.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05cm" fo:min-width="11.2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55cm" fo:min-width="17.3cm"/>
    </style:style>
    <style:style style:name="gr9" style:family="graphic" style:parent-style-name="standard">
      <style:graphic-properties draw:stroke="solid" svg:stroke-color="#000000" draw:fill="none" draw:fill-color="#ffffff" fo:min-height="0.589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55cm" fo:min-width="11.9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55cm" fo:min-width="16.1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548cm" fo:min-width="2.898cm"/>
    </style:style>
    <style:style style:name="gr13" style:family="graphic" style:parent-style-name="standard">
      <style:graphic-properties draw:stroke="solid" svg:stroke-color="#000000" draw:fill="none" draw:fill-color="#ffffff" fo:min-height="3.15cm"/>
    </style:style>
    <style:style style:name="gr14" style:family="graphic" style:parent-style-name="standard">
      <style:graphic-properties draw:stroke="none" svg:stroke-color="#000000" draw:fill="none" draw:fill-color="#ffffff" fo:min-height="1.575cm"/>
    </style:style>
    <style:style style:name="gr15" style:family="graphic" style:parent-style-name="standard">
      <style:graphic-properties draw:stroke="solid" svg:stroke-color="#000000" draw:fill="none" draw:fill-color="#ffffff" fo:min-height="0.649cm"/>
    </style:style>
    <style:style style:name="gr16" style:family="graphic" style:parent-style-name="standard">
      <style:graphic-properties draw:stroke="solid" svg:stroke-color="#000000" draw:fill="none" draw:fill-color="#ffffff" fo:min-height="5.249cm"/>
    </style:style>
    <style:style style:name="gr17" style:family="graphic" style:parent-style-name="standard">
      <style:graphic-properties draw:stroke="solid" svg:stroke-color="#000000" draw:fill="none" draw:fill-color="#ffffff" fo:min-height="2.75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649cm" fo:min-width="17.2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0.649cm" fo:min-width="17.3cm"/>
    </style:style>
    <style:style style:name="gr20" style:family="graphic" style:parent-style-name="standard">
      <style:graphic-properties draw:stroke="solid" svg:stroke-color="#000000" draw:fill="none" draw:fill-color="#ffffff" fo:min-height="2.85cm"/>
    </style:style>
    <style:style style:name="gr21" style:family="graphic" style:parent-style-name="standard">
      <style:graphic-properties draw:stroke="solid" svg:stroke-color="#000000" draw:fill="none" draw:fill-color="#ffffff" fo:min-height="4.35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4.949cm" fo:min-width="17cm"/>
    </style:style>
    <style:style style:name="gr23" style:family="graphic" style:parent-style-name="standard">
      <style:graphic-properties draw:stroke="solid" svg:stroke-color="#000000" draw:fill="none" draw:fill-color="#ffffff" fo:min-height="5.65cm"/>
    </style:style>
    <style:style style:name="gr2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75cm"/>
    </style:style>
    <style:style style:name="gr26" style:family="graphic" style:parent-style-name="standard">
      <style:graphic-properties draw:stroke="none" svg:stroke-color="#000000" draw:fill="none" draw:fill-color="#ffffff" fo:min-height="0.65cm"/>
    </style:style>
    <style:style style:name="gr27" style:family="graphic" style:parent-style-name="standard">
      <style:graphic-properties draw:stroke="none" svg:stroke-color="#000000" draw:fill="none" draw:fill-color="#ffffff" fo:min-height="1.023cm"/>
    </style:style>
    <style:style style:name="gr28" style:family="graphic" style:parent-style-name="standard">
      <style:graphic-properties draw:stroke="solid" svg:stroke-color="#000000" draw:fill="none" draw:fill-color="#ffffff" fo:min-height="2.224cm"/>
    </style:style>
    <style:style style:name="gr29" style:family="graphic" style:parent-style-name="standard">
      <style:graphic-properties draw:stroke="none" svg:stroke-color="#000000" draw:fill="none" draw:fill-color="#ffffff" fo:min-height="0.623cm"/>
    </style:style>
    <style:style style:name="gr30" style:family="graphic" style:parent-style-name="standard">
      <style:graphic-properties draw:stroke="solid" svg:stroke-color="#000000" draw:fill="none" draw:fill-color="#ffffff" fo:min-height="4.1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fo:text-shadow="1pt 1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fo:text-shadow="1pt 1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99" fo:font-size="15pt" fo:text-shadow="none" fo:font-weight="bold" style:font-size-asian="15pt" style:font-weight-asian="bold" style:font-size-complex="15pt" style:font-weight-complex="bold"/>
    </style:style>
    <style:style style:name="P6" style:family="paragraph">
      <loext:graphic-properties draw:fill="none"/>
      <style:paragraph-properties fo:text-align="justify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fo:font-size="16pt" fo:text-shadow="none" fo:font-weight="bold" style:font-size-asian="16pt" style:font-weight-asian="bold" style:font-size-complex="16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8pt" fo:text-shadow="1pt 1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6600cc" fo:font-size="15pt" fo:text-shadow="none" fo:font-weight="bold" style:font-size-asian="15pt" style:font-weight-asian="bold" style:font-size-complex="15pt" style:font-weight-complex="bold"/>
    </style:style>
    <style:style style:name="P13" style:family="paragraph">
      <style:paragraph-properties style:text-autospace="none"/>
    </style:style>
    <style:style style:name="P14" style:family="paragraph">
      <loext:graphic-properties draw:fill="none" draw:fill-color="#ffffff"/>
      <style:paragraph-properties fo:text-align="center" style:text-autospace="none"/>
      <style:text-properties style:font-name="Monospace1" fo:font-size="12pt" fo:text-shadow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T1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2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3" style:family="text">
      <style:text-properties fo:color="#000099" fo:font-size="15pt" fo:text-shadow="none" fo:font-weight="bold" style:font-size-asian="15pt" style:font-weight-asian="bold" style:font-size-complex="15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fo:text-shadow="none" fo:font-weight="bold" style:font-size-asian="16pt" style:font-weight-asian="bold" style:font-size-complex="16pt" style:font-weight-complex="bold"/>
    </style:style>
    <style:style style:name="T7" style:family="text">
      <style:text-properties fo:color="#00331a" fo:font-size="18pt" fo:text-shadow="none" fo:font-weight="bold" style:font-size-asian="18pt" style:font-weight-asian="bold" style:font-size-complex="18pt" style:font-weight-complex="bold"/>
    </style:style>
    <style:style style:name="T8" style:family="text">
      <style:text-properties fo:color="#990066" fo:font-size="14pt" fo:text-shadow="none" fo:font-weight="bold" style:font-size-asian="14pt" style:font-weight-asian="bold" style:font-size-complex="14pt" style:font-weight-complex="bold"/>
    </style:style>
    <style:style style:name="T9" style:family="text">
      <style:text-properties fo:font-size="18pt" fo:text-shadow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4pt" fo:text-shadow="none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12" style:family="text">
      <style:text-properties fo:font-size="16pt" fo:text-shadow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3" style:family="text">
      <style:text-properties fo:color="#6600cc" fo:font-size="15pt" fo:text-shadow="none" fo:font-weight="bold" style:font-size-asian="15pt" style:font-weight-asian="bold" style:font-size-complex="15pt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1pt 1pt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color="#990066"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7" style:family="text">
      <style:text-properties fo:color="#990066" fo:font-size="18pt" fo:text-shadow="none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8" style:family="text">
      <style:text-properties fo:color="#990066" fo:font-size="14pt" fo:text-shadow="none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7f0055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a3e3e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90066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90066" style:text-outline="false" style:text-line-through-style="none" style:text-line-through-type="none" style:font-name="Source Code Pr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5.7cm" svg:x2="20cm" svg:y2="15.7cm">
          <text:p/>
        </draw:line>
        <draw:frame draw:style-name="gr2" draw:text-style-name="P2" draw:layer="layout" svg:width="2.7cm" svg:height="1.1cm" svg:x="1.1cm" svg:y="1.2cm">
          <draw:text-box>
            <text:p><text:span text:style-name="T1">View</text:span></text:p>
          </draw:text-box>
        </draw:frame>
        <draw:frame draw:style-name="gr3" draw:text-style-name="P4" xml:id="id1" draw:id="id1" draw:layer="layout" svg:width="2.7cm" svg:height="1.1cm" svg:x="8.7cm" svg:y="3.1cm">
          <draw:text-box>
            <text:p text:style-name="P3"><text:span text:style-name="T2">XHTML</text:span></text:p>
          </draw:text-box>
        </draw:frame>
        <draw:frame draw:style-name="gr3" draw:text-style-name="P4" xml:id="id3" draw:id="id3" draw:layer="layout" svg:width="2.7cm" svg:height="1.1cm" svg:x="14.9cm" svg:y="1.7cm">
          <draw:text-box>
            <text:p text:style-name="P3"><text:span text:style-name="T2">CSS</text:span></text:p>
          </draw:text-box>
        </draw:frame>
        <draw:frame draw:style-name="gr3" draw:text-style-name="P4" xml:id="id4" draw:id="id4" draw:layer="layout" svg:width="2.7cm" svg:height="1.1cm" svg:x="14.9cm" svg:y="4.3cm">
          <draw:text-box>
            <text:p text:style-name="P3"><text:span text:style-name="T2">JS</text:span></text:p>
          </draw:text-box>
        </draw:frame>
        <draw:frame draw:style-name="gr3" draw:text-style-name="P4" xml:id="id5" draw:id="id5" draw:layer="layout" svg:width="2.7cm" svg:height="1.1cm" svg:x="14.8cm" svg:y="3cm">
          <draw:text-box>
            <text:p text:style-name="P3"><text:span text:style-name="T2">Images</text:span></text:p>
          </draw:text-box>
        </draw:frame>
        <draw:frame draw:style-name="gr4" draw:text-style-name="P4" xml:id="id2" draw:id="id2" draw:layer="layout" svg:width="4.4cm" svg:height="1cm" svg:x="7.8cm" svg:y="7.7cm">
          <draw:text-box>
            <text:p text:style-name="P3"><text:span text:style-name="T2">Beans</text:span></text:p>
          </draw:text-box>
        </draw:frame>
        <draw:connector draw:style-name="gr5" draw:text-style-name="P1" draw:layer="layout" draw:type="line" svg:x1="10.05cm" svg:y1="4.2cm" svg:x2="10cm" svg:y2="7.7cm" draw:start-shape="id1" draw:start-glue-point="2" draw:end-shape="id2" svg:d="M10050 4200l-50 3500" svg:viewBox="0 0 51 3501">
          <text:p/>
        </draw:connector>
        <draw:connector draw:style-name="gr5" draw:text-style-name="P1" draw:layer="layout" draw:type="lines" svg:x1="11.4cm" svg:y1="3.65cm" svg:x2="14.9cm" svg:y2="2.25cm" draw:start-shape="id1" draw:start-glue-point="1" draw:end-shape="id3" draw:end-glue-point="3" svg:d="M11400 3650h501l2498-1400h501" svg:viewBox="0 0 3501 1401">
          <text:p/>
        </draw:connector>
        <draw:connector draw:style-name="gr5" draw:text-style-name="P1" draw:layer="layout" draw:type="lines" svg:x1="11.4cm" svg:y1="3.65cm" svg:x2="14.9cm" svg:y2="4.85cm" draw:start-shape="id1" draw:start-glue-point="1" draw:end-shape="id4" draw:end-glue-point="3" svg:d="M11400 3650h501l2498 1200h501" svg:viewBox="0 0 3501 1201">
          <text:p/>
        </draw:connector>
        <draw:connector draw:style-name="gr5" draw:text-style-name="P1" draw:layer="layout" draw:type="lines" svg:x1="11.4cm" svg:y1="3.65cm" svg:x2="14.8cm" svg:y2="3.55cm" draw:start-shape="id1" draw:start-glue-point="1" draw:end-shape="id5" svg:d="M11400 3650h501l2398-100h501" svg:viewBox="0 0 3401 101">
          <text:p/>
        </draw:connector>
        <draw:frame draw:style-name="gr4" draw:text-style-name="P4" xml:id="id6" draw:id="id6" draw:layer="layout" svg:width="4.4cm" svg:height="1cm" svg:x="14cm" svg:y="7.7cm">
          <draw:text-box>
            <text:p text:style-name="P3"><text:span text:style-name="T2">Facade</text:span></text:p>
          </draw:text-box>
        </draw:frame>
        <draw:connector draw:style-name="gr5" draw:text-style-name="P1" draw:layer="layout" draw:type="line" svg:x1="12.2cm" svg:y1="8.2cm" svg:x2="14cm" svg:y2="8.2cm" draw:start-shape="id2" draw:start-glue-point="1" draw:end-shape="id6" draw:end-glue-point="3" svg:d="M12200 8200h1800" svg:viewBox="0 0 1801 1">
          <text:p/>
        </draw:connector>
        <draw:frame draw:style-name="gr6" draw:text-style-name="P2" draw:layer="layout" svg:width="3.6cm" svg:height="1.3cm" svg:x="1cm" svg:y="16cm">
          <draw:text-box>
            <text:p><text:span text:style-name="T1">Backend</text:span></text:p>
          </draw:text-box>
        </draw:frame>
        <draw:frame draw:style-name="gr4" draw:text-style-name="P4" xml:id="id8" draw:id="id8" draw:layer="layout" svg:width="4.5cm" svg:height="1cm" svg:x="14cm" svg:y="19.5cm">
          <draw:text-box>
            <text:p text:style-name="P3"><text:span text:style-name="T2">DbConnect</text:span></text:p>
          </draw:text-box>
        </draw:frame>
        <draw:frame draw:style-name="gr4" draw:text-style-name="P4" xml:id="id7" draw:id="id7" draw:layer="layout" svg:width="4.4cm" svg:height="1cm" svg:x="1.5cm" svg:y="7.7cm">
          <draw:text-box>
            <text:p text:style-name="P3"><text:span text:style-name="T2">Util</text:span></text:p>
          </draw:text-box>
        </draw:frame>
        <draw:connector draw:style-name="gr5" draw:text-style-name="P1" draw:layer="layout" svg:x1="7.8cm" svg:y1="8.2cm" svg:x2="5.9cm" svg:y2="8.2cm" draw:start-shape="id2" draw:start-glue-point="3" draw:end-shape="id7" draw:end-glue-point="1" svg:d="M7800 8200h-1900" svg:viewBox="0 0 1901 1">
          <text:p/>
        </draw:connector>
        <draw:connector draw:style-name="gr5" draw:text-style-name="P1" draw:layer="layout" svg:x1="16.2cm" svg:y1="8.7cm" svg:x2="3.7cm" svg:y2="8.7cm" draw:start-shape="id6" draw:start-glue-point="2" draw:end-shape="id7" draw:end-glue-point="2" svg:d="M16200 8700v501h-12500v-501" svg:viewBox="0 0 12501 502">
          <text:p/>
        </draw:connector>
        <draw:custom-shape draw:style-name="gr7" draw:text-style-name="P1" draw:layer="layout" svg:width="11.7cm" svg:height="4.3cm" svg:x="7.4cm" svg:y="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7.8cm" svg:height="3.8cm" svg:x="1.3cm" svg:y="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2cm" svg:height="0.839cm" svg:x="7.4cm" svg:y="1.373cm">
          <draw:text-box>
            <text:p text:style-name="P3"><text:span text:style-name="T3">webapp</text:span></text:p>
          </draw:text-box>
        </draw:frame>
        <draw:frame draw:style-name="gr9" draw:text-style-name="P5" draw:layer="layout" svg:width="3.2cm" svg:height="0.839cm" svg:x="1.3cm" svg:y="5.974cm">
          <draw:text-box>
            <text:p text:style-name="P3"><text:span text:style-name="T3">java</text:span></text:p>
          </draw:text-box>
        </draw:frame>
        <draw:frame draw:style-name="gr4" draw:text-style-name="P4" xml:id="id9" draw:id="id9" draw:layer="layout" svg:width="3.5cm" svg:height="1cm" svg:x="7.2cm" svg:y="19.4cm">
          <draw:text-box>
            <text:p text:style-name="P3"><text:span text:style-name="T2">TO</text:span></text:p>
          </draw:text-box>
        </draw:frame>
        <draw:connector draw:style-name="gr5" draw:text-style-name="P6" draw:layer="layout" svg:x1="16.2cm" svg:y1="8.7cm" svg:x2="16.25cm" svg:y2="19.5cm" draw:start-shape="id6" draw:start-glue-point="2" draw:end-shape="id8" svg:d="M16200 8700v5400h50v5400" svg:viewBox="0 0 51 10801">
          <text:p/>
        </draw:connector>
        <draw:connector draw:style-name="gr5" draw:text-style-name="P6" draw:layer="layout" draw:type="line" svg:x1="14cm" svg:y1="20cm" svg:x2="10.7cm" svg:y2="19.9cm" draw:start-shape="id8" draw:start-glue-point="3" draw:end-shape="id9" draw:end-glue-point="1" svg:d="M14000 20000l-3300-100" svg:viewBox="0 0 3301 101">
          <text:p/>
        </draw:connector>
        <draw:g>
          <draw:custom-shape draw:style-name="gr10" draw:text-style-name="P1" draw:layer="layout" svg:width="12.4cm" svg:height="3.8cm" svg:x="6.6cm" svg:y="17.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2cm" svg:height="0.839cm" svg:x="6.6cm" svg:y="17.6cm">
            <draw:text-box>
              <text:p text:style-name="P3"><text:span text:style-name="T3">DB TO</text:span></text:p>
            </draw:text-box>
          </draw:frame>
        </draw:g>
        <draw:line draw:style-name="gr1" draw:text-style-name="P1" draw:layer="layout" svg:x1="1cm" svg:y1="22.9cm" svg:x2="20cm" svg:y2="22.9cm">
          <text:p/>
        </draw:line>
        <draw:frame draw:style-name="gr6" draw:text-style-name="P2" draw:layer="layout" svg:width="3.6cm" svg:height="1.3cm" svg:x="1cm" svg:y="23.5cm">
          <draw:text-box>
            <text:p><text:span text:style-name="T1">DB</text:span></text:p>
          </draw:text-box>
        </draw:frame>
        <draw:g xml:id="id11" draw:id="id11">
          <draw:custom-shape draw:style-name="gr11" draw:text-style-name="P1" draw:layer="layout" svg:width="16.6cm" svg:height="3.8cm" svg:x="2.9cm" svg:y="24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xml:id="id10" draw:id="id10" draw:layer="layout" svg:width="6.158cm" svg:height="1.1cm" svg:x="2.9cm" svg:y="24.5cm">
            <draw:text-box>
              <text:p text:style-name="P3"><text:span text:style-name="T3">DB DataBse</text:span></text:p>
            </draw:text-box>
          </draw:frame>
          <draw:connector draw:style-name="gr5" draw:text-style-name="P1" draw:layer="layout" svg:x1="9.058cm" svg:y1="25.05cm" svg:x2="12.356cm" svg:y2="26.498cm" draw:start-shape="id10" draw:start-glue-point="1" svg:d="M9058 25050h1900v1448h1398" svg:viewBox="0 0 3299 1449">
            <text:p/>
          </draw:connector>
        </draw:g>
        <draw:custom-shape draw:style-name="gr12" draw:text-style-name="P1" draw:layer="layout" svg:width="3.7cm" svg:height="3.1cm" svg:x="12.1cm" svg:y="2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5cm" svg:height="1cm" svg:x="12.2cm" svg:y="26cm">
          <draw:text-box>
            <text:p text:style-name="P3"><text:span text:style-name="T2">Table</text:span></text:p>
          </draw:text-box>
        </draw:frame>
        <draw:connector draw:style-name="gr5" draw:text-style-name="P1" draw:layer="layout" svg:x1="16.25cm" svg:y1="20.5cm" svg:x2="11.2cm" svg:y2="24.5cm" draw:start-shape="id8" draw:end-shape="id11" svg:d="M16250 20500v2000h-5050v2000" svg:viewBox="0 0 5051 4001">
          <text:p/>
        </draw:connector>
        <draw:frame draw:style-name="gr13" draw:text-style-name="P8" draw:layer="layout" svg:width="12.8cm" svg:height="3.4cm" svg:x="1.7cm" svg:y="10.6cm">
          <draw:text-box>
            <text:p text:style-name="P7"><text:span text:style-name="T4">Facade Pattern</text:span></text:p>
            <text:p text:style-name="P7"><text:span text:style-name="T4"/></text:p>
            <text:p text:style-name="P7"><text:span text:style-name="T5">Das Frontend endet an den Facade Klassen</text:span></text:p>
            <text:p text:style-name="P7"><text:span text:style-name="T5">Die Facaden fordern vom Backend die Daten als TO an und wandelt die TO in eine Bean</text:span></text:p>
          </draw:text-box>
        </draw:frame>
        <draw:connector draw:style-name="gr5" draw:text-style-name="P1" draw:layer="layout" svg:x1="10.7cm" svg:y1="19.9cm" svg:x2="18.4cm" svg:y2="8.2cm" draw:start-shape="id9" draw:start-glue-point="1" draw:end-shape="id6" draw:end-glue-point="1" svg:d="M10700 19900h8201v-11700h-501" svg:viewBox="0 0 8202 11701">
          <text:p/>
        </draw:connector>
      </draw:page>
      <draw:page draw:name="page2" draw:style-name="dp1" draw:master-page-name="Standard">
        <draw:frame draw:style-name="gr14" draw:text-style-name="P2" draw:layer="layout" svg:width="4.3cm" svg:height="1.825cm" svg:x="1.1cm" svg:y="1.201cm">
          <draw:text-box>
            <text:p><text:span text:style-name="T1">User</text:span></text:p>
          </draw:text-box>
        </draw:frame>
        <draw:frame draw:style-name="gr15" draw:text-style-name="P9" xml:id="id12" draw:id="id12" draw:layer="layout" svg:width="5.7cm" svg:height="0.899cm" svg:x="5.2cm" svg:y="2.7cm">
          <draw:text-box>
            <text:p text:style-name="P3"><text:span text:style-name="T6">CUSTOM-xhtml</text:span></text:p>
          </draw:text-box>
        </draw:frame>
        <draw:frame draw:style-name="gr16" draw:text-style-name="P11" xml:id="id17" draw:id="id17" draw:layer="layout" svg:width="6cm" svg:height="5.499cm" svg:x="12.8cm" svg:y="5.901cm">
          <draw:text-box>
            <text:p text:style-name="P10"><text:span text:style-name="T2"><text:s text:c="5"/></text:span><text:span text:style-name="T7">LoginBean</text:span><text:span text:style-name="T2"><text:line-break/></text:span><text:span text:style-name="T2"><text:line-break/></text:span><text:span text:style-name="T8">String</text:span><text:span text:style-name="T9"> </text:span><text:span text:style-name="T10">username</text:span></text:p>
            <text:p text:style-name="P10"><text:span text:style-name="T8">String</text:span><text:span text:style-name="T9"> </text:span><text:span text:style-name="T10">password</text:span></text:p>
            <text:p text:style-name="P10"><text:span text:style-name="T11"/></text:p>
            <text:p text:style-name="P10"><text:span text:style-name="T8"/></text:p>
            <text:p text:style-name="P10"><text:span text:style-name="T11"/></text:p>
          </draw:text-box>
        </draw:frame>
        <draw:frame draw:style-name="gr17" draw:text-style-name="P4" draw:layer="layout" svg:width="16.5cm" svg:height="3cm" svg:x="2.4cm" svg:y="13.1cm">
          <draw:text-box>
            <text:p text:style-name="P3"><text:span text:style-name="T12">User</text:span><text:span text:style-name="T6">Dao</text:span><text:span text:style-name="T2"><text:line-break/></text:span><text:span text:style-name="T2"><text:line-break/></text:span><text:span text:style-name="T2"/></text:p>
          </draw:text-box>
        </draw:frame>
        <draw:custom-shape draw:style-name="gr18" draw:text-style-name="P1" draw:layer="layout" svg:width="17.7cm" svg:height="1.899cm" svg:x="1.4cm" svg:y="2.4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7.8cm" svg:height="10.899cm" svg:x="1.6cm" svg:y="5.50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2cm" svg:height="0.839cm" svg:x="1.4cm" svg:y="2.374cm">
          <draw:text-box>
            <text:p text:style-name="P3"><text:span text:style-name="T3">webapp</text:span></text:p>
          </draw:text-box>
        </draw:frame>
        <draw:frame draw:style-name="gr9" draw:text-style-name="P5" draw:layer="layout" svg:width="2.5cm" svg:height="0.839cm" svg:x="1.6cm" svg:y="5.475cm">
          <draw:text-box>
            <text:p text:style-name="P3"><text:span text:style-name="T3">java</text:span></text:p>
          </draw:text-box>
        </draw:frame>
        <draw:frame draw:style-name="gr15" draw:text-style-name="P9" xml:id="id13" draw:id="id13" draw:layer="layout" svg:width="5.7cm" svg:height="0.899cm" svg:x="13cm" svg:y="2.738cm">
          <draw:text-box>
            <text:p text:style-name="P3"><text:span text:style-name="T6">login.xhtml</text:span></text:p>
          </draw:text-box>
        </draw:frame>
        <draw:connector draw:style-name="gr5" draw:text-style-name="P6" draw:layer="layout" svg:x1="10.9cm" svg:y1="3.149cm" svg:x2="13cm" svg:y2="3.187cm" draw:start-shape="id12" draw:start-glue-point="1" draw:end-shape="id13" draw:end-glue-point="3" svg:d="M10900 3149h1050v38h1050" svg:viewBox="0 0 2101 39">
          <text:p/>
        </draw:connector>
        <draw:frame draw:style-name="gr9" draw:text-style-name="P12" xml:id="id14" draw:id="id14" draw:layer="layout" svg:width="3.2cm" svg:height="0.839cm" svg:x="9.8cm" svg:y="15.1cm">
          <draw:text-box>
            <text:p text:style-name="P3"><text:span text:style-name="T13">UserTO</text:span></text:p>
          </draw:text-box>
        </draw:frame>
        <draw:line draw:style-name="gr1" draw:text-style-name="P6" draw:layer="layout" svg:x1="1cm" svg:y1="17cm" svg:x2="20cm" svg:y2="17cm">
          <text:p/>
        </draw:line>
        <draw:frame draw:style-name="gr20" draw:text-style-name="P11" draw:layer="layout" svg:width="9.6cm" svg:height="3.1cm" svg:x="3.5cm" svg:y="19.6cm">
          <draw:text-box>
            <text:p text:style-name="P10"><text:span text:style-name="T2"><text:s/></text:span><text:span text:style-name="T2">DBUserConnect</text:span><text:span text:style-name="T2"><text:line-break/></text:span><text:span text:style-name="T2"/></text:p>
            <text:p text:style-name="P10"><text:span text:style-name="T14"><text:s/></text:span></text:p>
          </draw:text-box>
        </draw:frame>
        <draw:frame draw:style-name="gr21" draw:text-style-name="P4" draw:layer="layout" svg:width="5cm" svg:height="4.6cm" svg:x="13.7cm" svg:y="18.8cm">
          <draw:text-box>
            <text:p text:style-name="P3"><text:span text:style-name="T15">UserTO</text:span></text:p>
            <text:p text:style-name="P3"><text:span text:style-name="T16"/></text:p>
            <text:p text:style-name="P10"><text:span text:style-name="T8"><text:s text:c="2"/></text:span><text:span text:style-name="T16">String</text:span><text:span text:style-name="T17"> </text:span><text:span text:style-name="T18">loginname</text:span></text:p>
            <text:p text:style-name="P10"><text:span text:style-name="T8"><text:s text:c="2"/></text:span><text:span text:style-name="T8">String</text:span><text:span text:style-name="T9"> </text:span><text:span text:style-name="T10">password</text:span></text:p>
            <text:p text:style-name="P10"><text:span text:style-name="T8"><text:s text:c="2"/></text:span><text:span text:style-name="T8">String</text:span><text:span text:style-name="T9"> </text:span><text:span text:style-name="T10">firstname</text:span></text:p>
            <text:p text:style-name="P10"><text:span text:style-name="T8"><text:s text:c="2"/></text:span><text:span text:style-name="T8">String</text:span><text:span text:style-name="T9"> </text:span><text:span text:style-name="T10">lastname</text:span></text:p>
          </draw:text-box>
        </draw:frame>
        <draw:custom-shape draw:style-name="gr22" draw:text-style-name="P1" draw:layer="layout" svg:width="17.5cm" svg:height="5.199cm" svg:x="1.7cm" svg:y="18.50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4cm" svg:height="0.839cm" svg:x="1.7cm" svg:y="18.475cm">
          <draw:text-box>
            <text:p text:style-name="P3"><text:span text:style-name="T3">java</text:span></text:p>
          </draw:text-box>
        </draw:frame>
        <draw:frame draw:style-name="gr6" draw:text-style-name="P2" draw:layer="layout" svg:width="3.6cm" svg:height="1.3cm" svg:x="1cm" svg:y="17.3cm">
          <draw:text-box>
            <text:p><text:span text:style-name="T1">Common</text:span></text:p>
          </draw:text-box>
        </draw:frame>
        <draw:frame draw:style-name="gr9" draw:text-style-name="P12" xml:id="id15" draw:id="id15" draw:layer="layout" svg:width="3.1cm" svg:height="0.839cm" svg:x="13cm" svg:y="10.3cm">
          <draw:text-box>
            <text:p text:style-name="P3"><text:span text:style-name="T13">UserTO</text:span></text:p>
          </draw:text-box>
        </draw:frame>
        <draw:frame draw:style-name="gr23" draw:text-style-name="P11" draw:layer="layout" svg:width="9.2cm" svg:height="5.9cm" svg:x="2.3cm" svg:y="6.6cm">
          <draw:text-box>
            <text:p text:style-name="P10"><text:span text:style-name="T2"><text:s text:c="5"/></text:span><text:span text:style-name="T2">User</text:span><text:span text:style-name="T7">Bean</text:span><text:span text:style-name="T2"><text:line-break/></text:span><text:span text:style-name="T2"><text:line-break/></text:span><text:span text:style-name="T2"> <text:s/></text:span><text:span text:style-name="T8">String</text:span><text:span text:style-name="T9"> </text:span><text:span text:style-name="T10">loginname</text:span></text:p>
            <text:p text:style-name="P10"><text:span text:style-name="T8"><text:s text:c="2"/></text:span><text:span text:style-name="T8">String</text:span><text:span text:style-name="T9"> </text:span><text:span text:style-name="T10">password</text:span></text:p>
            <text:p text:style-name="P10"><text:span text:style-name="T8"><text:s text:c="2"/></text:span><text:span text:style-name="T8">String</text:span><text:span text:style-name="T9"> </text:span><text:span text:style-name="T10">firstname</text:span></text:p>
            <text:p text:style-name="P10"><text:span text:style-name="T8"><text:s text:c="2"/></text:span><text:span text:style-name="T8">String</text:span><text:span text:style-name="T9"> </text:span><text:span text:style-name="T10">lastname</text:span></text:p>
            <text:p text:style-name="P10"><text:span text:style-name="T10"/></text:p>
            <text:p text:style-name="P10"><text:span text:style-name="T10"/></text:p>
          </draw:text-box>
        </draw:frame>
        <draw:connector draw:style-name="gr24" draw:text-style-name="P6" draw:layer="layout" svg:x1="13cm" svg:y1="15.519cm" svg:x2="14.55cm" svg:y2="11.139cm" draw:start-shape="id14" draw:start-glue-point="1" draw:end-shape="id15" svg:d="M13000 15519h1550v-4380" svg:viewBox="0 0 1551 4381">
          <text:p/>
        </draw:connector>
        <draw:connector draw:style-name="gr24" draw:text-style-name="P6" draw:layer="layout" draw:line-skew="0.45cm" svg:x1="13cm" svg:y1="10.719cm" svg:x2="10.1cm" svg:y2="11.7cm" draw:start-shape="id15" draw:start-glue-point="3" draw:end-shape="id16" draw:end-glue-point="1" svg:d="M13000 10719h-1000v981h-1900" svg:viewBox="0 0 2901 982">
          <text:p/>
        </draw:connector>
        <draw:connector draw:style-name="gr5" draw:text-style-name="P6" draw:layer="layout" draw:line-skew="-0.75cm" svg:x1="12.8cm" svg:y1="8.65cm" svg:x2="10.1cm" svg:y2="11.7cm" draw:start-shape="id17" draw:start-glue-point="3" draw:end-shape="id16" draw:end-glue-point="1" svg:d="M12800 8650h-2100v3050h-600" svg:viewBox="0 0 2701 3051">
          <text:p/>
        </draw:connector>
        <draw:frame draw:style-name="gr25" draw:text-style-name="P14" xml:id="id16" draw:id="id16" draw:layer="layout" svg:width="7.5cm" svg:height="1cm" svg:x="2.6cm" svg:y="11.2cm">
          <draw:text-box>
            <text:p text:style-name="P13"><text:span text:style-name="T19">void</text:span><text:span text:style-name="T20"> setUser(UserTO </text:span><text:span text:style-name="T21">userTO</text:span><text:span text:style-name="T20">)</text:span></text:p>
          </draw:text-box>
        </draw:frame>
        <draw:frame draw:style-name="gr26" draw:text-style-name="P14" xml:id="id18" draw:id="id18" draw:layer="layout" svg:width="4.3cm" svg:height="0.9cm" svg:x="13.1cm" svg:y="9.1cm">
          <draw:text-box>
            <text:p text:style-name="P13"><text:span text:style-name="T19">String</text:span><text:span text:style-name="T20"> login()</text:span></text:p>
          </draw:text-box>
        </draw:frame>
        <draw:connector draw:style-name="gr5" draw:text-style-name="P6" draw:layer="layout" draw:line-skew="-1.469cm 0.4cm" svg:x1="15.85cm" svg:y1="3.637cm" svg:x2="17.4cm" svg:y2="9.55cm" draw:start-shape="id13" draw:start-glue-point="2" draw:end-shape="id18" draw:end-glue-point="1" svg:d="M15850 3637v1263h2450v4650h-900" svg:viewBox="0 0 2451 5914">
          <text:p/>
        </draw:connector>
        <draw:frame draw:style-name="gr27" draw:text-style-name="P14" xml:id="id19" draw:id="id19" draw:layer="layout" svg:width="8cm" svg:height="1.273cm" svg:x="5.6cm" svg:y="14.1cm">
          <draw:text-box>
            <text:p text:style-name="P3"><text:span text:style-name="T22">UserTO</text:span><text:span text:style-name="T23"> getUserForLogin()</text:span></text:p>
          </draw:text-box>
        </draw:frame>
        <draw:connector draw:style-name="gr5" draw:text-style-name="P6" draw:layer="layout" svg:x1="17.4cm" svg:y1="9.55cm" svg:x2="13.6cm" svg:y2="14.736cm" draw:start-shape="id18" draw:start-glue-point="1" draw:end-shape="id19" draw:end-glue-point="1" svg:d="M17400 9550h500v5186h-4300" svg:viewBox="0 0 4301 5187">
          <text:p/>
        </draw:connector>
        <draw:frame draw:style-name="gr27" draw:text-style-name="P14" xml:id="id20" draw:id="id20" draw:layer="layout" svg:width="8cm" svg:height="1.273cm" svg:x="4.6cm" svg:y="21cm">
          <draw:text-box>
            <text:p text:style-name="P3"><text:span text:style-name="T24">UserTO</text:span><text:span text:style-name="T23"> readUserForLogin()</text:span></text:p>
          </draw:text-box>
        </draw:frame>
        <draw:frame draw:style-name="gr9" draw:text-style-name="P12" xml:id="id21" draw:id="id21" draw:layer="layout" svg:width="3.2cm" svg:height="0.839cm" svg:x="9.7cm" svg:y="20.001cm">
          <draw:text-box>
            <text:p text:style-name="P3"><text:span text:style-name="T13">UserTO</text:span></text:p>
          </draw:text-box>
        </draw:frame>
        <draw:line draw:style-name="gr1" draw:text-style-name="P6" draw:layer="layout" svg:x1="1cm" svg:y1="24.3cm" svg:x2="20cm" svg:y2="24.3cm">
          <text:p/>
        </draw:line>
        <draw:frame draw:style-name="gr6" draw:text-style-name="P2" draw:layer="layout" svg:width="2.1cm" svg:height="1.3cm" svg:x="1cm" svg:y="24.6cm">
          <draw:text-box>
            <text:p><text:span text:style-name="T1">DB</text:span></text:p>
          </draw:text-box>
        </draw:frame>
        <draw:connector draw:style-name="gr5" draw:text-style-name="P6" draw:layer="layout" draw:line-skew="2.613cm" svg:x1="9.6cm" svg:y1="15.373cm" svg:x2="8.6cm" svg:y2="21cm" draw:start-shape="id19" draw:start-glue-point="2" draw:end-shape="id20" svg:d="M9600 15373v5427h-1000v200" svg:viewBox="0 0 1001 5628">
          <text:p/>
        </draw:connector>
        <draw:connector draw:style-name="gr24" draw:text-style-name="P6" draw:layer="layout" svg:x1="11.3cm" svg:y1="20.001cm" svg:x2="11.4cm" svg:y2="15.939cm" draw:start-shape="id21" draw:start-glue-point="0" draw:end-shape="id14" draw:end-glue-point="2" svg:d="M11300 20001v-2031h100v-2031" svg:viewBox="0 0 101 4063">
          <text:p/>
        </draw:connector>
        <draw:frame draw:style-name="gr28" draw:text-style-name="P11" xml:id="id23" draw:id="id23" draw:layer="layout" svg:width="10.2cm" svg:height="2.474cm" svg:x="2cm" svg:y="25.6cm">
          <draw:text-box>
            <text:p text:style-name="P10"><text:span text:style-name="T2"><text:s/></text:span><text:span text:style-name="T2">DataBase</text:span><text:span text:style-name="T2"><text:line-break/></text:span><text:span text:style-name="T2"/></text:p>
            <text:p text:style-name="P10"><text:span text:style-name="T14"><text:s/></text:span></text:p>
          </draw:text-box>
        </draw:frame>
        <draw:frame draw:style-name="gr29" draw:text-style-name="P14" xml:id="id22" draw:id="id22" draw:layer="layout" svg:width="9.4cm" svg:height="0.873cm" svg:x="2.1cm" svg:y="26.605cm">
          <draw:text-box>
            <text:p text:style-name="P3"><text:span text:style-name="T24">ResultSet</text:span><text:span text:style-name="T23"> readUserForLogin()</text:span></text:p>
          </draw:text-box>
        </draw:frame>
        <draw:connector draw:style-name="gr5" draw:text-style-name="P6" draw:layer="layout" svg:x1="8.6cm" svg:y1="22.273cm" svg:x2="6.8cm" svg:y2="26.605cm" draw:start-shape="id20" draw:start-glue-point="2" draw:end-shape="id22" svg:d="M8600 22273v2166h-1800v2166" svg:viewBox="0 0 1801 4333">
          <text:p/>
        </draw:connector>
        <draw:frame draw:style-name="gr30" draw:text-style-name="P4" xml:id="id24" draw:id="id24" draw:layer="layout" svg:width="5cm" svg:height="4.361cm" svg:x="13.7cm" svg:y="24.339cm">
          <draw:text-box>
            <text:p text:style-name="P3"><text:span text:style-name="T15">user</text:span></text:p>
            <text:p text:style-name="P3"><text:span text:style-name="T16"/></text:p>
            <text:p text:style-name="P10"><text:span text:style-name="T8"><text:s text:c="2"/></text:span><text:span text:style-name="T16">String</text:span><text:span text:style-name="T17"> </text:span><text:span text:style-name="T18">loginname</text:span></text:p>
            <text:p text:style-name="P10"><text:span text:style-name="T8"><text:s text:c="2"/></text:span><text:span text:style-name="T8">String</text:span><text:span text:style-name="T9"> </text:span><text:span text:style-name="T10">password</text:span></text:p>
            <text:p text:style-name="P10"><text:span text:style-name="T8"><text:s text:c="2"/></text:span><text:span text:style-name="T8">String</text:span><text:span text:style-name="T9"> </text:span><text:span text:style-name="T10">firstname</text:span></text:p>
            <text:p text:style-name="P10"><text:span text:style-name="T8"><text:s text:c="2"/></text:span><text:span text:style-name="T8">String</text:span><text:span text:style-name="T9"> </text:span><text:span text:style-name="T10">lastname</text:span></text:p>
          </draw:text-box>
        </draw:frame>
        <draw:connector draw:style-name="gr5" draw:text-style-name="P6" draw:layer="layout" svg:x1="12.2cm" svg:y1="26.837cm" svg:x2="13.7cm" svg:y2="26.519cm" draw:start-shape="id23" draw:start-glue-point="1" draw:end-shape="id24" draw:end-glue-point="3" svg:d="M12200 26837h750v-318h750" svg:viewBox="0 0 1501 3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Source Code Pro1" svg:font-family="'Source Code Pro'" style:font-pitch="fixed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7:19:43.285264816</meta:creation-date>
    <dc:date>2017-03-02T12:04:09.793134710</dc:date>
    <meta:editing-duration>PT1H45M16S</meta:editing-duration>
    <meta:editing-cycles>34</meta:editing-cycles>
    <meta:generator>LibreOffice/5.2.3.3$Linux_X86_64 LibreOffice_project/20m0$Build-3</meta:generator>
    <meta:document-statistic meta:object-count="77"/>
  </office:meta>
</office:document-meta>
</file>